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Вода</text:p>
          </table:table-cell>
          <table:table-cell table:number-columns-repeated="5"/>
        </table:table-row>
        <table:table-row table:style-name="ro1">
          <table:table-cell office:value-type="string">
            <text:p>T (град цельсия)</text:p>
          </table:table-cell>
          <table:table-cell office:value-type="string">
            <text:p>P max</text:p>
          </table:table-cell>
          <table:table-cell office:value-type="string">
            <text:p>Серия измерений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SUM([.C4:.G4])/5" office:value-type="float" office:value="172.8">
            <text:p>172,8</text:p>
          </table:table-cell>
          <table:table-cell table:number-columns-repeated="2" office:value-type="float" office:value="173">
            <text:p>173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3">
            <text:p>1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([.C5:.G5])/5" office:value-type="float" office:value="172">
            <text:p>172</text:p>
          </table:table-cell>
          <table:table-cell table:number-columns-repeated="5" office:value-type="float" office:value="172">
            <text:p>1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UM([.C6:.G6])/5" office:value-type="float" office:value="171">
            <text:p>171</text:p>
          </table:table-cell>
          <table:table-cell table:number-columns-repeated="5" office:value-type="float" office:value="171">
            <text:p>17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UM([.C7:.G7])/5" office:value-type="float" office:value="169.6">
            <text:p>169,6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UM([.C8:.G8])/5" office:value-type="float" office:value="168.8">
            <text:p>168,8</text:p>
          </table:table-cell>
          <table:table-cell office:value-type="float" office:value="168">
            <text:p>168</text:p>
          </table:table-cell>
          <table:table-cell table:number-columns-repeated="4" office:value-type="float" office:value="169">
            <text:p>1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UM([.C9:.G9])/5" office:value-type="float" office:value="166.6">
            <text:p>166,6</text:p>
          </table:table-cell>
          <table:table-cell table:number-columns-repeated="3" office:value-type="float" office:value="167">
            <text:p>167</text:p>
          </table:table-cell>
          <table:table-cell table:number-columns-repeated="2" office:value-type="float" office:value="166">
            <text:p>1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UM([.C10:.G10])/5" office:value-type="float" office:value="165.6">
            <text:p>165,6</text:p>
          </table:table-cell>
          <table:table-cell office:value-type="float" office:value="165">
            <text:p>165</text:p>
          </table:table-cell>
          <table:table-cell table:number-columns-repeated="3" office:value-type="float" office:value="166">
            <text:p>16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UM([.C11:.G11])/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.3">
            <text:p>55,3</text:p>
          </table:table-cell>
          <table:table-cell table:formula="of:=SUM([.C12:.G12])/5"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50.9">
            <text:p>50,9</text:p>
          </table:table-cell>
          <table:table-cell table:formula="of:=SUM([.C13:.G13])/5" office:value-type="float" office:value="165.4">
            <text:p>165,4</text:p>
          </table:table-cell>
          <table:table-cell table:number-columns-repeated="3" office:value-type="float" office:value="165">
            <text:p>165</text:p>
          </table:table-cell>
          <table:table-cell table:number-columns-repeated="2" office:value-type="float" office:value="166">
            <text:p>166</text:p>
          </table:table-cell>
        </table:table-row>
        <table:table-row table:style-name="ro1">
          <table:table-cell office:value-type="float" office:value="45.7">
            <text:p>45,7</text:p>
          </table:table-cell>
          <table:table-cell table:formula="of:=SUM([.C14:.G14])/5" office:value-type="float" office:value="166">
            <text:p>166</text:p>
          </table:table-cell>
          <table:table-cell table:number-columns-repeated="5" office:value-type="float" office:value="166">
            <text:p>166</text:p>
          </table:table-cell>
        </table:table-row>
        <table:table-row table:style-name="ro1">
          <table:table-cell office:value-type="float" office:value="39.9">
            <text:p>39,9</text:p>
          </table:table-cell>
          <table:table-cell table:formula="of:=SUM([.C15:.G15])/5" office:value-type="float" office:value="166.8">
            <text:p>166,8</text:p>
          </table:table-cell>
          <table:table-cell office:value-type="float" office:value="166">
            <text:p>166</text:p>
          </table:table-cell>
          <table:table-cell table:number-columns-repeated="4" office:value-type="float" office:value="167">
            <text:p>167</text:p>
          </table:table-cell>
        </table:table-row>
        <table:table-row table:style-name="ro1">
          <table:table-cell/>
          <table:table-cell table:formula="of:=SUM([.C16:.G16])/5" office:value-type="float" office:value="0">
            <text:p>0</text:p>
          </table:table-cell>
          <table:table-cell office:value-type="string">
            <text:p>Бабка лабка заявила, что вниз идти не надо. И правда, в инструкции по этому поводу ничего нет. </text:p>
          </table:table-cell>
          <table:table-cell table:number-columns-repeated="4"/>
        </table:table-row>
        <table:table-row table:style-name="ro1">
          <table:table-cell/>
          <table:table-cell table:formula="of:=SUM([.C17:.G17])/5" office:value-type="float" office:value="0">
            <text:p>0</text:p>
          </table:table-cell>
          <table:table-cell office:value-type="string">
            <text:p>Поэтому теперь можно заявить, что мы очень крутые чуваки и додумались сами снять зависимость на понижении для воспроизводимости(хотя её нет,лол)</text:p>
          </table:table-cell>
          <table:table-cell table:number-columns-repeated="4"/>
        </table:table-row>
        <table:table-row table:style-name="ro1">
          <table:table-cell/>
          <table:table-cell table:formula="of:=SUM([.C18:.G18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19:.G19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0:.G20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1:.G21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2:.G22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3:.G23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4:.G24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5:.G25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6:.G26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7:.G27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8:.G28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29:.G29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0:.G30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1:.G31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2:.G32])/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3:.G33])/5" office:value-type="float" office:value="0">
            <text:p>0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4.04.2018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4-04T15:03:39.07</meta:creation-date>
    <dc:date>2018-04-04T16:15:27.06</dc:date>
    <dc:creator>Артем Петров</dc:creator>
    <meta:editing-duration>PT25M54S</meta:editing-duration>
    <meta:editing-cycles>2</meta:editing-cycles>
    <meta:generator>OpenOffice/4.1.5$Win32 OpenOffice.org_project/415m1$Build-9789</meta:generator>
    <meta:document-statistic meta:table-count="3" meta:cell-count="103" meta:object-count="0"/>
  </office:meta>
</office:document-meta>
</file>